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nux Libertine Mono O" svg:font-family="'Linux Libertine Mono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mm" fo:margin-right="-19.05mm" fo:text-indent="0mm" style:auto-text-indent="false" fo:background-color="transparent"/>
      <style:text-properties style:font-name="Linux Libertine Mono O" fo:font-size="8pt" style:font-size-asian="8pt" style:font-size-complex="8pt"/>
    </style:style>
    <style:style style:name="P2" style:family="paragraph" style:parent-style-name="Standard">
      <loext:graphic-properties draw:fill="none"/>
      <style:paragraph-properties fo:margin-left="-19.05mm" fo:margin-right="-19.05mm" fo:text-indent="0mm" style:auto-text-indent="false" fo:background-color="transparent"/>
      <style:text-properties style:font-name="Linux Libertine Mono O" fo:font-size="8pt" style:font-size-asian="8pt" style:font-size-complex="8pt"/>
    </style:style>
    <style:style style:name="P3" style:family="paragraph" style:parent-style-name="Standard">
      <loext:graphic-properties draw:fill="none"/>
      <style:paragraph-properties fo:margin-left="-19.05mm" fo:margin-right="-19.05mm" fo:text-indent="0mm" style:auto-text-indent="false" fo:background-color="transparent"/>
      <style:text-properties style:font-name="Linux Libertine Mono O" fo:font-size="8pt" officeooo:paragraph-rsid="00032261" style:font-size-asian="8pt" style:font-size-complex="8pt"/>
    </style:style>
    <style:style style:name="P4" style:family="paragraph" style:parent-style-name="Standard">
      <loext:graphic-properties draw:fill="none"/>
      <style:paragraph-properties fo:margin-left="-19.05mm" fo:margin-right="-19.05mm" fo:text-indent="0mm" style:auto-text-indent="false" fo:background-color="transparent"/>
      <style:text-properties style:font-name="Linux Libertine Mono O" fo:font-size="8pt" officeooo:paragraph-rsid="00093e30" style:font-size-asian="8pt" style:font-size-complex="8pt"/>
    </style:style>
    <style:style style:name="P5" style:family="paragraph" style:parent-style-name="Standard">
      <loext:graphic-properties draw:fill="none"/>
      <style:paragraph-properties fo:margin-left="-19.05mm" fo:margin-right="-19.05mm" fo:text-indent="0mm" style:auto-text-indent="false" fo:background-color="transparent"/>
      <style:text-properties style:font-name="Linux Libertine Mono O" fo:font-size="8pt" officeooo:paragraph-rsid="001005d2" style:font-size-asian="8pt" style:font-size-complex="8pt"/>
    </style:style>
    <style:style style:name="P6" style:family="paragraph" style:parent-style-name="Standard">
      <loext:graphic-properties draw:fill="none"/>
      <style:paragraph-properties fo:margin-left="-19.05mm" fo:margin-right="-19.05mm" fo:text-indent="0mm" style:auto-text-indent="false" fo:background-color="transparent"/>
    </style:style>
    <style:style style:name="P7" style:family="paragraph" style:parent-style-name="Standard">
      <loext:graphic-properties draw:fill="none"/>
      <style:paragraph-properties fo:margin-left="-19.05mm" fo:margin-right="-19.05mm" fo:text-indent="0mm" style:auto-text-indent="false" fo:background-color="transparent"/>
      <style:text-properties officeooo:paragraph-rsid="001005d2"/>
    </style:style>
    <style:style style:name="P8" style:family="paragraph" style:parent-style-name="Standard">
      <loext:graphic-properties draw:fill="none"/>
      <style:paragraph-properties fo:margin-left="-19.05mm" fo:margin-right="-19.05mm" fo:text-indent="0mm" style:auto-text-indent="false" fo:background-color="transparent"/>
      <style:text-properties style:font-name="Linux Libertine Mono O" fo:font-size="8pt" officeooo:paragraph-rsid="001005d2" style:font-size-asian="8pt" style:font-size-complex="8pt"/>
    </style:style>
    <style:style style:name="P9" style:family="paragraph" style:parent-style-name="Standard">
      <loext:graphic-properties draw:fill="none"/>
      <style:paragraph-properties fo:margin-left="-19.05mm" fo:margin-right="-19.05mm" fo:text-indent="0mm" style:auto-text-indent="false" fo:background-color="transparent"/>
      <style:text-properties officeooo:paragraph-rsid="00109a07"/>
    </style:style>
    <style:style style:name="P10" style:family="paragraph" style:parent-style-name="Standard" style:master-page-name="">
      <loext:graphic-properties draw:fill="none"/>
      <style:paragraph-properties fo:margin-left="0mm" fo:margin-right="-19.05mm" fo:text-indent="0mm" style:auto-text-indent="false" style:page-number="auto" fo:background-color="transparent">
        <style:tab-stops/>
      </style:paragraph-properties>
      <style:text-properties style:font-name="Linux Libertine Mono O" fo:font-size="8pt" officeooo:rsid="00109a07" officeooo:paragraph-rsid="00109a07" style:font-size-asian="8pt" style:font-size-complex="8pt"/>
    </style:style>
    <style:style style:name="T1" style:family="text">
      <style:text-properties style:font-name="Linux Libertine Mono O" fo:font-size="8pt" style:font-size-asian="8pt" style:font-size-complex="8pt"/>
    </style:style>
    <style:style style:name="T2" style:family="text">
      <style:text-properties style:font-name="Linux Libertine Mono O" fo:font-size="8pt" officeooo:rsid="0007fcaa" style:font-size-asian="8pt" style:font-size-complex="8pt"/>
    </style:style>
    <style:style style:name="T3" style:family="text">
      <style:text-properties style:font-name="Linux Libertine Mono O" fo:font-size="8pt" officeooo:rsid="00093e30" style:font-size-asian="8pt" style:font-size-complex="8pt"/>
    </style:style>
    <style:style style:name="T4" style:family="text">
      <style:text-properties style:font-name="Linux Libertine Mono O" fo:font-size="8pt" officeooo:rsid="000e0ef2" style:font-size-asian="8pt" style:font-size-complex="8pt"/>
    </style:style>
    <style:style style:name="T5" style:family="text">
      <style:text-properties style:font-name="Linux Libertine Mono O" fo:font-size="8pt" officeooo:rsid="00109a07" style:font-size-asian="8pt" style:font-size-complex="8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005d2"/>
    </style:style>
    <style:style style:name="T8" style:family="text">
      <style:text-properties officeooo:rsid="00109a0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3"><text:s/></text:p>
      <text:p text:style-name="P3"><text:s text:c="3"/>,-----------------------------------------. <text:s text:c="19"/>,-----------------------------------------.</text:p>
      <text:p text:style-name="P3"><text:s text:c="3"/>| ESC <text:s/>| <text:s text:c="2"/>1 <text:s/>| <text:s text:c="2"/>2 <text:s/>| <text:s text:c="2"/>3 <text:s/>| <text:s text:c="2"/>4 <text:s/>| <text:s text:c="2"/>5 <text:s/>| <text:s text:c="6"/><text:span text:style-name="T6">QWERTY</text:span> <text:s text:c="6"/>| <text:s text:c="2"/>6 <text:s/>| <text:s text:c="2"/>7 <text:s/>| <text:s text:c="2"/>8 <text:s/>| <text:s text:c="2"/>9 <text:s/>| <text:s text:c="2"/>0 <text:s/>| <text:s/>` <text:s text:c="2"/>|</text:p>
      <text:p text:style-name="P2"><text:s text:c="3"/>|------+------+------+------+------+------| <text:s text:c="19"/>|------+------+------+------+------+------|</text:p>
      <text:p text:style-name="P2"><text:s text:c="3"/>| TAB <text:s/>| <text:s text:c="2"/>Q <text:s/>| <text:s text:c="2"/>W <text:s/>| <text:s text:c="2"/>E <text:s/>| <text:s text:c="2"/>R <text:s/>| <text:s text:c="2"/>T <text:s/>| <text:s text:c="19"/>| <text:s text:c="2"/>Y <text:s/>| <text:s text:c="2"/>U <text:s/>| <text:s text:c="2"/>I <text:s/>| <text:s text:c="2"/>O <text:s/>| <text:s text:c="2"/>P <text:s/>| Bspc |</text:p>
      <text:p text:style-name="P2"><text:s text:c="3"/>|------+------+------+------+------+------| <text:s text:c="19"/>|------+------+------+------+------+------|</text:p>
      <text:p text:style-name="P5"><text:s text:c="3"/>|LShift| <text:s text:c="2"/>A <text:s/>| <text:s text:c="2"/>S <text:s/>| <text:s text:c="2"/>D <text:s/>| <text:s text:c="2"/>F <text:s/>| <text:s text:c="2"/>G <text:s/>|-------. <text:s text:c="3"/>,-------| <text:s text:c="2"/>H <text:s/>| <text:s text:c="2"/>J <text:s/>| <text:s text:c="2"/>K <text:s/>| <text:s text:c="2"/>L <text:s/>| <text:s text:c="2"/>; <text:s/>| DEL <text:s/>|</text:p>
      <text:p text:style-name="P2"><text:s text:c="3"/>|------+------+------+------+------+------| MUTE <text:s/>| <text:s text:c="3"/>|PLAYPS |------+------+------+------+------+------|</text:p>
      <text:p text:style-name="P2"><text:s text:c="3"/>| LCTR | <text:s text:c="2"/>Z <text:s/>| <text:s text:c="2"/>X <text:s/>| <text:s text:c="2"/>C <text:s/>| <text:s text:c="2"/>V <text:s/>| <text:s text:c="2"/>B <text:s/>|-------| <text:s text:c="3"/>|-------| <text:s text:c="2"/>N <text:s/>| <text:s text:c="2"/>M <text:s/>| <text:s text:c="2"/>, <text:s/>| <text:s text:c="2"/>. <text:s/>| <text:s text:c="2"/>/ <text:s/>|ENTER |</text:p>
      <text:p text:style-name="P2"><text:s text:c="3"/>`-----------------------------------------/ <text:s text:c="6"/>/ <text:s text:c="4"/>\ <text:s text:c="5"/>\-----------------------------------------'</text:p>
      <text:p text:style-name="P2"><text:s text:c="14"/>|LCtrl | LGui | LAlt |LOWER | /Space <text:s/>/ <text:s text:c="6"/>\Enter \ <text:s/>|RAISE | RCTR | RAlt | RGUI |</text:p>
      <text:p text:style-name="P2"><text:s text:c="14"/>| <text:s text:c="5"/>| <text:s text:c="5"/>| <text:s text:c="5"/>| <text:s text:c="5"/>|/ <text:s text:c="6"/>/ <text:s text:c="8"/>\ <text:s text:c="5"/>\ | <text:s text:c="5"/>| <text:s text:c="5"/>| <text:s text:c="5"/>| <text:s text:c="5"/>|</text:p>
      <text:p text:style-name="P2"><text:s text:c="14"/>`----------------------------------' <text:s text:c="10"/>'------''---------------------------'</text:p>
      <text:p text:style-name="P2"/>
      <text:p text:style-name="P2"><text:tab/></text:p>
      <text:p text:style-name="P2"><text:s text:c="3"/>,-----------------------------------------. <text:s text:c="19"/>,-----------------------------------------.</text:p>
      <text:p text:style-name="P3"><text:s text:c="3"/>| ESC <text:s/>| <text:s text:c="2"/>1 <text:s/>| <text:s text:c="2"/>2 <text:s/>| <text:s text:c="2"/>3 <text:s/>| <text:s text:c="2"/>4 <text:s/>| <text:s text:c="2"/>5 <text:s/>| <text:s text:c="6"/><text:span text:style-name="T6">Dvorak</text:span> <text:s text:c="6"/>| <text:s text:c="2"/>6 <text:s/>| <text:s text:c="2"/>7 <text:s/>| <text:s text:c="2"/>8 <text:s/>| <text:s text:c="2"/>9 <text:s/>| <text:s text:c="2"/>0 <text:s/>| <text:s/>/? <text:s/>|</text:p>
      <text:p text:style-name="P2"><text:s text:c="3"/>|------+------+------+------+------+------| <text:s text:c="19"/>|------+------+------+------+------+------|</text:p>
      <text:p text:style-name="P2"><text:s text:c="3"/>| TAB <text:s/>| <text:s/>'" <text:s/>| <text:s/>,&lt; <text:s/>| <text:s/>.&gt; <text:s/>| <text:s text:c="2"/>P <text:s/>| <text:s text:c="2"/>Y <text:s/>| <text:s text:c="19"/>| <text:s text:c="2"/>F <text:s/>| <text:s text:c="2"/>G <text:s/>| <text:s text:c="2"/>C <text:s/>| <text:s text:c="2"/>R <text:s/>| <text:s text:c="2"/>L <text:s/>| Bspc |</text:p>
      <text:p text:style-name="P2"><text:s text:c="3"/>|------+------+------+------+------+------| <text:s text:c="19"/>|------+------+------+------+------+------|</text:p>
      <text:p text:style-name="P5"><text:s text:c="3"/>|LShift| <text:s text:c="2"/>A <text:s/>| <text:s text:c="2"/>O <text:s/>| <text:s text:c="2"/>E <text:s/>| <text:s text:c="2"/>U <text:s/>| <text:s text:c="2"/>I <text:s/>|-------. <text:s text:c="3"/>,-------| <text:s text:c="2"/>D <text:s/>| <text:s text:c="2"/>H <text:s/>| <text:s text:c="2"/>T <text:s/>| <text:s text:c="2"/>N <text:s/>| <text:s text:c="2"/>S <text:s/>| DEL <text:s/><text:span text:style-name="T7">|</text:span></text:p>
      <text:p text:style-name="P2"><text:s text:c="3"/>|------+------+------+------+------+------| MUTE <text:s/>| <text:s text:c="3"/>|PLAYPS |------+------+------+------+------+------|</text:p>
      <text:p text:style-name="P2"><text:s text:c="3"/>| LCTR | <text:s/>;: <text:s/>| <text:s text:c="2"/>Q <text:s/>| <text:s text:c="2"/>J <text:s/>| <text:s text:c="2"/>K <text:s/>| <text:s text:c="2"/>X <text:s/>|-------| <text:s text:c="3"/>|-------| <text:s text:c="2"/>B <text:s/>| <text:s text:c="2"/>M <text:s/>| <text:s text:c="2"/>W <text:s/>| <text:s text:c="2"/>V <text:s/>| <text:s text:c="2"/>Z <text:s/>| Enter|</text:p>
      <text:p text:style-name="P2"><text:s text:c="3"/>`-----------------------------------------/ <text:s text:c="6"/>/ <text:s text:c="4"/>\ <text:s text:c="5"/>\-----------------------------------------'</text:p>
      <text:p text:style-name="P2"><text:s text:c="14"/>|LCtrl | LGui | LAlt |LOWER | /Space <text:s/>/ <text:s text:c="6"/>\Enter \ <text:s/>|RAISE | RCTR | RAlt | RGUI |</text:p>
      <text:p text:style-name="P2"><text:s text:c="14"/>| <text:s text:c="5"/>| <text:s text:c="5"/>| <text:s text:c="5"/>| <text:s text:c="5"/>|/ <text:s text:c="6"/>/ <text:s text:c="8"/>\ <text:s text:c="5"/>\ | <text:s text:c="5"/>| <text:s text:c="5"/>| <text:s text:c="5"/>| <text:s text:c="5"/>|</text:p>
      <text:p text:style-name="P2"><text:s text:c="14"/>`----------------------------------' <text:s text:c="10"/>'------''---------------------------'</text:p>
      <text:p text:style-name="P3"><text:s/></text:p>
      <text:p text:style-name="P3"/>
      <text:p text:style-name="P3"><text:s text:c="3"/>,-----------------------------------------. <text:s text:c="19"/>,-----------------------------------------.</text:p>
      <text:p text:style-name="P3"><text:s text:c="3"/>| trans| <text:s/>F1 <text:s/>| <text:s/>F2 <text:s/>| <text:s/>F3 <text:s/>| <text:s/>F4 <text:s/>| <text:s/>F5 <text:s/>| <text:s text:c="6"/><text:span text:style-name="T6">LOWER</text:span> <text:s text:c="7"/>| <text:s/>F6 <text:s/>| <text:s/>F7 <text:s/>| <text:s/>F8 <text:s/>| <text:s/>F9 <text:s/>| F10 <text:s/>| F11 <text:s/>|</text:p>
      <text:p text:style-name="P4"><text:s text:c="3"/>|------+------+------+------+------+------| <text:s text:c="19"/>|------+------+------+------+------+------|</text:p>
      <text:p text:style-name="P7"><text:span text:style-name="T1"><text:s text:c="3"/>| <text:s/>` <text:s text:c="2"/>| <text:s text:c="5"/>| <text:s text:c="5"/>| </text:span><text:span text:style-name="T3">Save</text:span><text:span text:style-name="T1"> | <text:s text:c="5"/>| <text:s text:c="5"/>| <text:s text:c="19"/>| <text:s text:c="5"/>| <text:s text:c="5"/>| <text:s/>UP <text:s/>| <text:s text:c="5"/>| <text:s text:c="5"/>| Bspc |</text:span></text:p>
      <text:p text:style-name="P2"><text:s text:c="3"/>|------+------+------+------+------+------| <text:s text:c="19"/>|------+------+------+------+------+------|</text:p>
      <text:p text:style-name="P5"><text:s text:c="3"/>| trans| Cut <text:s/>| Copy | Paste| WH_U | PGUP |-------. <text:s text:c="3"/>,-------| <text:s text:c="5"/>| LEFT | DOWN |RIGHT | <text:s text:c="5"/>| DEL <text:s/>|</text:p>
      <text:p text:style-name="P2"><text:s text:c="3"/>|------+------+------+------+------+------| <text:s text:c="6"/>| <text:s text:c="3"/>| <text:s text:c="6"/>|------+------+------+------+------+------|</text:p>
      <text:p text:style-name="P6"><text:span text:style-name="T1"><text:s text:c="3"/>| trans| Undo | Redo | <text:s text:c="5"/>| WH_D | PGDN |-------| <text:s text:c="3"/>|-------| <text:s text:c="5"/>| HOME | <text:s text:c="5"/>| END <text:s/>| <text:s text:c="5"/>| </text:span><text:span text:style-name="T4">Enter</text:span><text:span text:style-name="T1">|</text:span></text:p>
      <text:p text:style-name="P2"><text:s text:c="3"/>`-----------------------------------------/ <text:s text:c="6"/>/ <text:s text:c="4"/>\ <text:s text:c="5"/>\-----------------------------------------'</text:p>
      <text:p text:style-name="P9"><text:span text:style-name="T1"><text:s text:c="14"/>|LCtrl | LGui | LAlt | <text:s text:c="5"/>| /Space <text:s/>/ <text:s text:c="6"/>\Enter \ <text:s/>|</text:span><text:span text:style-name="T5">Adjust</text:span><text:span text:style-name="T1">| RCTR | RAlt | RGUI |</text:span></text:p>
      <text:p text:style-name="P2"><text:s text:c="14"/>| <text:s text:c="5"/>| <text:s text:c="5"/>| <text:s text:c="5"/>| <text:s text:c="5"/>|/ <text:s text:c="6"/>/ <text:s text:c="8"/>\ <text:s text:c="5"/>\ | <text:s text:c="5"/>| <text:s text:c="5"/>| <text:s text:c="5"/>| <text:s text:c="5"/>|</text:p>
      <text:p text:style-name="P2"><text:s text:c="14"/>`----------------------------------' <text:s text:c="10"/>'------''---------------------------'</text:p>
      <text:p text:style-name="P3"><text:s/></text:p>
      <text:p text:style-name="P3"/>
      <text:p text:style-name="P3"><text:s text:c="3"/>,----------------------------------------. <text:s text:c="20"/>,-----------------------------------------.</text:p>
      <text:p text:style-name="P3"><text:s text:c="3"/>| <text:s text:c="5"/>| <text:s text:c="5"/>| <text:s text:c="5"/>| <text:s text:c="5"/>| <text:s text:c="5"/>| <text:s text:c="5"/>| <text:s text:c="6"/><text:span text:style-name="T6">RAISE</text:span> <text:s text:c="7"/>| <text:s text:c="5"/>| <text:s text:c="5"/>| <text:s text:c="5"/>| <text:s text:c="5"/>| <text:s text:c="5"/>| <text:s text:c="5"/>|</text:p>
      <text:p text:style-name="P2"><text:s text:c="3"/>|------+------+------+------+------+------| <text:s text:c="19"/>|------+------+------+------+------+------|</text:p>
      <text:p text:style-name="P5"><text:s text:c="3"/>| Esc <text:s/>| Ins <text:s/>| Pscr | Menu | <text:s text:c="5"/>| <text:s text:c="5"/>| <text:s text:c="19"/>| <text:s text:c="2"/>^ <text:s/>| <text:s text:c="2"/>&amp; <text:s/>| <text:s text:c="2"/>* <text:s/>| <text:s text:c="2"/>( <text:s/>| <text:s text:c="2"/>) <text:s/>| Bspc |</text:p>
      <text:p text:style-name="P2"><text:s text:c="3"/>|------+------+------+------+------+------| <text:s text:c="19"/>|------+------+------+------+------+------|</text:p>
      <text:p text:style-name="P2"><text:s text:c="3"/>| Tab <text:s/>| LAt <text:s/>| LCtl |LShift| <text:s text:c="5"/>| Caps |-------. <text:s text:c="3"/>,-------| <text:s text:c="2"/>- <text:s/>| <text:s text:c="2"/>= <text:s/>| <text:s text:c="2"/>| <text:s/>| <text:s text:c="2"/>{ <text:s/>| <text:s text:c="2"/>} <text:s/>| <text:s text:c="2"/>` <text:s/>|</text:p>
      <text:p text:style-name="P2"><text:s text:c="3"/>|------+------+------+------+------+------| <text:s/>MUTE | <text:s text:c="3"/>| <text:s text:c="6"/>|------+------+------+------+------+------|</text:p>
      <text:p text:style-name="P2"><text:s text:c="3"/>|Shift | Undo | <text:s/>Cut | Copy | Paste| <text:s text:c="5"/>|-------| <text:s text:c="3"/>|-------| <text:s text:c="2"/>_ <text:s/>| <text:s text:c="2"/>+ <text:s/>| <text:s text:c="2"/>\ <text:s/>| <text:s text:c="2"/>[ <text:s/>| <text:s text:c="2"/>] <text:s/>| <text:s text:c="2"/>~ <text:s/>|</text:p>
      <text:p text:style-name="P2"><text:s text:c="3"/>`-----------------------------------------/ <text:s text:c="6"/>/ <text:s text:c="4"/>\ <text:s text:c="5"/>\-----------------------------------------'</text:p>
      <text:p text:style-name="P9"><text:span text:style-name="T1"><text:s text:c="14"/>|LCtrl | LGui | LAlt |</text:span><text:span text:style-name="T5">Adjust</text:span><text:span text:style-name="T1">| /Space <text:s/>/ <text:s text:c="6"/>\Enter \ <text:s/>| <text:s text:c="5"/>| RCTR | RAlt | RGUI |</text:span></text:p>
      <text:p text:style-name="P2"><text:s text:c="14"/>| <text:s text:c="5"/>| <text:s text:c="5"/>| <text:s text:c="5"/>| <text:s text:c="5"/>|/ <text:s text:c="6"/>/ <text:s text:c="8"/>\ <text:s text:c="5"/>\ | <text:s text:c="5"/>| <text:s text:c="5"/>| <text:s text:c="5"/>| <text:s text:c="5"/>|</text:p>
      <text:p text:style-name="P2"><text:s text:c="14"/>`----------------------------------' <text:s text:c="10"/>'------''---------------------------'</text:p>
      <text:p text:style-name="P3"><text:s/></text:p>
      <text:p text:style-name="P3"/>
      <text:p text:style-name="P3"><text:s text:c="3"/>,-----------------------------------------. <text:s text:c="19"/>,-----------------------------------------.</text:p>
      <text:p text:style-name="P3"><text:s text:c="3"/>| <text:s text:c="5"/>| <text:s text:c="5"/>| <text:s text:c="5"/>| <text:s text:c="5"/>| <text:s text:c="5"/>| <text:s text:c="5"/>| <text:s text:c="6"/><text:span text:style-name="T6">ADJUST</text:span> <text:s text:c="6"/>| <text:s text:c="5"/>| <text:s text:c="5"/>| <text:s text:c="5"/>| <text:s text:c="5"/>| <text:s text:c="5"/>| <text:s text:c="5"/>|</text:p>
      <text:p text:style-name="P2"><text:s text:c="3"/>|------+------+------+------+------+------| <text:s text:c="19"/>|------+------+------+------+------+------|</text:p>
      <text:p text:style-name="P2"><text:s text:c="3"/>| RESET| <text:s text:c="5"/>| <text:s text:c="5"/>| <text:s text:c="5"/>| <text:s text:c="5"/>| <text:s text:c="5"/>| <text:s text:c="19"/>| <text:s text:c="5"/>| <text:s text:c="5"/>| <text:s text:c="5"/>| <text:s text:c="5"/>| <text:s text:c="5"/>| <text:s text:c="5"/>|</text:p>
      <text:p text:style-name="P2"><text:s text:c="3"/>|------+------+------+------+------+------| <text:s text:c="19"/>|------+------+------+------+------+------|</text:p>
      <text:p text:style-name="P2"><text:s text:c="3"/>|RGB_TOG|hue^ |sat ^ | bri ^|CLMKDH|COLEMK|-------. <text:s text:c="3"/>,-------|desk &lt;| <text:s text:c="5"/>| <text:s text:c="5"/>|desk &gt;| <text:s text:c="5"/>| <text:s text:c="5"/>|</text:p>
      <text:p text:style-name="P2"><text:s text:c="3"/>|------+------+------+------+------+------| <text:s/>MUTE | <text:s text:c="3"/>| <text:s text:c="6"/>|------+------+------+------+------+------|</text:p>
      <text:p text:style-name="P2"><text:s text:c="3"/>| mode |hue dn|sat d |bri dn|DVORAK|QWERTY|-------| <text:s text:c="3"/>|-------| <text:s text:c="5"/>| PREV | PLAY | NEXT | <text:s text:c="5"/>| <text:s text:c="5"/>|</text:p>
      <text:p text:style-name="P2"><text:s text:c="3"/>`-----------------------------------------/ <text:s text:c="6"/>/ <text:s text:c="4"/>\ <text:s text:c="5"/>\-----------------------------------------'</text:p>
      <text:p text:style-name="P2"><text:s text:c="14"/>| LGUI | LAlt | LCTR |LOWER | /Space <text:s/>/ <text:s text:c="6"/>\Enter \ <text:s/>|RAISE | RCTR | RAlt | RGUI |</text:p>
      <text:p text:style-name="P2"><text:s text:c="14"/>| <text:s text:c="5"/>| <text:s text:c="5"/>| <text:s text:c="5"/>| <text:s text:c="5"/>|/ <text:s text:c="6"/>/ <text:s text:c="8"/>\ <text:s text:c="5"/>\ | <text:s text:c="5"/>| <text:s text:c="5"/>| <text:s text:c="5"/>| <text:s text:c="5"/>|</text:p>
      <text:p text:style-name="P3"><text:s text:c="14"/>`----------------------------------' <text:s text:c="10"/>'------''---------------------------'</text:p>
      <text:p text:style-name="P3"><text:s/></text:p>
      <text:p text:style-name="P3"/>
      <text:p text:style-name="P3"><text:s text:c="3"/>,-----------------------------------------. <text:s text:c="19"/>,-----------------------------------------.</text:p>
      <text:p text:style-name="P3"><text:s text:c="3"/>| trans| <text:s text:c="5"/>| <text:s text:c="5"/>| <text:s text:c="5"/>| <text:s text:c="5"/>| <text:s text:c="5"/>| <text:s text:c="6"/><text:span text:style-name="T6">NUMPAD</text:span> <text:s text:c="6"/>| <text:s text:c="5"/>|NumLck| <text:s text:c="5"/>| <text:s text:c="5"/>| <text:s text:c="5"/>| <text:s text:c="5"/>|</text:p>
      <text:p text:style-name="P2"><text:s text:c="3"/>|------+------+------+------+------+------| <text:s text:c="19"/>|------+------+------+------+------+------|</text:p>
      <text:p text:style-name="P2"><text:s text:c="3"/>| <text:s/>` <text:s text:c="2"/>| <text:s text:c="5"/>| <text:s text:c="5"/>| <text:s text:c="5"/>| <text:s text:c="5"/>| <text:s text:c="5"/>| <text:s text:c="19"/>| <text:s text:c="2"/>^ <text:s/>| <text:s text:c="2"/>7 <text:s/>| <text:s text:c="2"/>8 <text:s/>| <text:s text:c="2"/>9 <text:s/>| <text:s text:c="5"/>| <text:s text:c="5"/>|</text:p>
      <text:p text:style-name="P2"><text:s text:c="3"/>|------+------+------+------+------+------| <text:s text:c="19"/>|------+------+------+------+------+------|</text:p>
      <text:p text:style-name="P2"><text:s text:c="3"/>| trans| <text:s text:c="5"/>| <text:s text:c="5"/>| <text:s text:c="5"/>| <text:s text:c="5"/>| <text:s text:c="5"/>|-------. <text:s text:c="3"/>,-------| <text:s text:c="2"/>- <text:s/>| <text:s text:c="2"/>4 <text:s/>| <text:s text:c="2"/>5 <text:s/>| <text:s text:c="2"/>6 <text:s/>| <text:s text:c="2"/>= <text:s/>| <text:s text:c="2"/>| <text:s/>|</text:p>
      <text:p text:style-name="P2"><text:s text:c="3"/>|------+------+------+------+------+------| <text:s/>MUTE | <text:s text:c="3"/>| <text:s text:c="6"/>|------+------+------+------+------+------|</text:p>
      <text:p text:style-name="P6"><text:span text:style-name="T1"><text:s text:c="3"/>| trans| <text:s text:c="5"/>| <text:s text:c="5"/>| <text:s text:c="5"/>| <text:s text:c="5"/>| <text:s text:c="5"/>|-------| <text:s text:c="3"/>|-------| <text:s text:c="2"/>+ <text:s/>| <text:s text:c="2"/>1 <text:s/>| <text:s text:c="2"/>2 <text:s/>| <text:s text:c="2"/>3 <text:s/>| <text:s text:c="2"/></text:span><text:span text:style-name="T2">/</text:span><text:span text:style-name="T1"> <text:s/>| ENTER|</text:span></text:p>
      <text:p text:style-name="P2"><text:s text:c="3"/>`-----------------------------------------/ <text:s text:c="6"/>/ <text:s text:c="4"/>\ <text:s text:c="5"/>\-----------------------------------------'</text:p>
      <text:p text:style-name="P2"><text:s text:c="14"/>| LGUI | LAlt <text:s/>|LCTR | LOWER| /Space <text:s/>/ <text:s text:c="6"/>\Enter \ <text:s/>|RAISE | 0 <text:s text:c="3"/>| <text:s/>. <text:s text:c="2"/>| RAlt |</text:p>
      <text:p text:style-name="P2"><text:s text:c="14"/>| <text:s text:c="5"/>| <text:s text:c="5"/>| <text:s text:c="5"/>| <text:s text:c="5"/>|/ <text:s text:c="6"/>/ <text:s text:c="8"/>\ <text:s text:c="5"/>\ | <text:s text:c="5"/>| <text:s text:c="5"/>| <text:s text:c="5"/>| <text:s text:c="5"/>|</text:p>
      <text:p text:style-name="P2"><text:s text:c="14"/>`----------------------------------' <text:s text:c="10"/>'------''---------------------------'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nux Libertine Mono O" svg:font-family="'Linux Libertine Mono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6mm" fo:page-height="296.93mm" style:num-format="1" style:print-orientation="portrait" fo:margin-top="2.54mm" fo:margin-bottom="2.54mm" fo:margin-left="21.87mm" fo:margin-right="2.54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7T13:18:58.306037616</meta:creation-date>
    <meta:print-date>2022-01-09T11:37:55.348993343</meta:print-date>
    <dc:date>2022-01-11T13:30:17.389446271</dc:date>
    <meta:editing-duration>P1DT1H57M41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1" meta:paragraph-count="78" meta:word-count="1079" meta:character-count="7668" meta:non-whitespace-character-count="4520"/>
  </office:meta>
</office:document-meta>
</file>